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Examp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ampl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btain Stock Quote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GOOG</text:p>
          </table:table-cell>
          <table:table-cell table:style-name="ce3" table:formula="of:=amtd_getquote([.B3])" office:value-type="string" office:string-value="" calcext:value-type="error" table:number-columns-spanned="15" table:number-rows-spanned="1">
            <text:p>#NAME?</text:p>
          </table:table-cell>
          <table:covered-table-cell table:number-columns-repeated="1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btaining an Options Price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Contract Type</text:p>
          </table:table-cell>
          <table:table-cell table:style-name="ce1" office:value-type="string" calcext:value-type="string">
            <text:p>Strike</text:p>
          </table:table-cell>
          <table:table-cell table:style-name="ce1" office:value-type="string" calcext:value-type="string">
            <text:p>Exp Date</text:p>
          </table:table-cell>
          <table:table-cell table:style-name="ce1" office:value-type="string" calcext:value-type="string">
            <text:p>Price type</text:p>
          </table:table-cell>
          <table:table-cell table:style-name="ce1" office:value-type="string" calcext:value-type="string">
            <text:p>Price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GOOG</text:p>
          </table:table-cell>
          <table:table-cell table:style-name="ce1" office:value-type="string" calcext:value-type="string">
            <text:p>PUT</text:p>
          </table:table-cell>
          <table:table-cell table:style-name="ce1" office:value-type="float" office:value="40" calcext:value-type="float">
            <text:p>40</text:p>
          </table:table-cell>
          <table:table-cell table:style-name="ce4" office:value-type="date" office:date-value="2020-05-15" calcext:value-type="date">
            <text:p>15/5/20</text:p>
          </table:table-cell>
          <table:table-cell table:style-name="ce1" office:value-type="string" calcext:value-type="string">
            <text:p>bid</text:p>
          </table:table-cell>
          <table:table-cell table:style-name="ce3" table:formula="of:=amtd_getoptionprice([.B7]; [.C7]; [.D7]; [.E7]; [.F7])" office:value-type="string" office:string-value="" calcext:value-type="error" table:number-columns-spanned="11" table:number-rows-spanned="1">
            <text:p>#NAME?</text:p>
          </table:table-cell>
          <table:covered-table-cell table:number-columns-repeated="10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Access Token:</text:p>
          </table:table-cell>
          <table:table-cell table:style-name="ce1" office:value-type="string" calcext:value-type="string">
            <text:p>Tue Feb 25 00:36:05 GMT+08:00 2020</text:p>
          </table:table-cell>
          <table:table-cell table:style-name="ce1" office:value-type="string" calcext:value-type="string">
            <text:p>XuXwLToOKS96N4YDaF4t8xJe/ATkJ1RDkQW6btUVitof/ZVlAMBZtsaHj+fr8fKalP2fwf2dE1YC2K8QJFOWgyRZ066DpCX5Li6rMHArJZoK4dbJkO86y5LcZiXeuYP7DVHEVSaXKGYKl8dGmvxoKFCXtmTx/eXPzpEBGc7G/EERhuyjFF6Q+z6Vgs2EDivEiI0HioTkiv/QAlgaPGeRPOKUVMzMPEEz9XTigQo/0KnSdz0XS0/LyGFiFcT8APhDfJhq3jLvex4l2xOBjsxZuHJWY/q/+2SDQH9AybTMBUI+Q4clc4mD4vv1zEaWov+uVqXmID48G12jTFWrfHj/7WSh0BEEehsKjDpie7gOGthQuenpTtoTgc03elAcpOLXa5jDiIxQb98wu5vGgo7EdXTe7mpHbA1/J1HVOWXxODtvpUoXN8qi7L4xyx/InGxVFURdLYpKU96RVWnTtIJ8ZvmCjjTOxCnI2DSdAutQFQzGhQdV3li81nwN7JoNkUZU5jsg5WLEbWScpvVrQ/n6UEodEjlCfSW5dWlLz100MQuG4LYrgoVi/JHHvl4933gYL7uzDKrxQmnKP+mbyDhdndmK7OxCRI1Hhe5KSv4LYUQJlRyntemQAUTDA+/d4WUevGLcyxeJDKyHep4kgAPMrCjhyOqq/1RlKBdhpln8Q68oEMiSgRZKPQnowENPzxPWNZnAuI+IM6q/3RHYB39PvJRczLBpOlQh4jtZr2q/BMwU+DkS5mDNVa7J+zD75VTLMriuje50orLhU1fr06ce2NpmEN380XsLdtuTm9YMO4M9Gj+Tfz/eRAp0zeFmoJfQpiZbpeWQtulsz518OxCdtb5OykRVNBEhTeIMf3Ohp8uT40YiJ5JPjRnDsa3KGNQh/MpzCo9GLk4+AclurescAt3in7PMe9lzpwlNFKhMHwy/xz9qtsOahYD6GqiVqCTlxiXw4HsnowmTcM9wEpajM02m1labBm34ei4TenTU1e7gy9HAjN4FJu8CWLA/iph5qkbhWZghx8nlSyjcrDCp2gX4gxhi8iLiroWGlIqciISEfRU2kTweLIbtQfiV+Vyo8UWvVF7iF3M8pc1Mhp2/wJiGBuN7DHh5212FD3x19z9sWBHDJACbC00B75E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Refresh Token:</text:p>
          </table:table-cell>
          <table:table-cell table:style-name="ce1" office:value-type="string" calcext:value-type="string">
            <text:p>Tue Feb 25 00:36:05 GMT+08:00 2020</text:p>
          </table:table-cell>
          <table:table-cell table:style-name="ce1" office:value-type="string" calcext:value-type="string">
            <text:p>aykO77mye4eJ5ym8moiNPRa+E6oV5XulhXK7lYiYuuO7rmOouXBiRSgXjfSR/k1mYeduwqdogmv3TboW8BdFm7beKFricWIetBVc567DKGiUeNxN6qgJgz8ZXa8B98AJd6psJ0TVCqPKwd8mUxyYETd4vDtG5sFBY73PU6db90kUh+0LqNMZjkeuJHCkQf4gh7CVh8uxJQGngoLL2xugrlzXrCdqx0I43xSJHUyIxf+Ql4jEsHBSOoZv9RKqz3Ez8s8Euuaoi+thZRB88xPLMxu/nKGBf1j8jQdP2wWp6Yyb/NNK6F/l+JTbjrLRnIFd+M36wMNiFi+/OSAtGEpb9t1/KiyyOj1CNm/CS2uY+f5ROXlm1U+IezJk3RAWnml2HaNgU+7F5IkyyRBf8EPg5kYDEDFiyMMVypWI1HhfuckPo9qE2nx8Bchiq0V100MQuG4LYrgoVi/JHHvlThO3TLgu9qKuLdUExwiohV9F8oqsbLFOHPuvOHf0vY3fhXkBA76UEqLhTxgY8J4YLi+ZJsJnyKEl67T+VTJoPzDbRdivT3C3Jo5GCGCqYx/FfPw7DPsIkGOTbPMQTLOQHHuBaoWHmLd8fkgV91zrkGSFm4Y6xkqoSbMuqoLrhtaMocVJgb4QaMh1d1AZuPHtnFDtpwmXP2TwsCbZsPb1s/vluVVJChSVH0cud/6aE+RYpcTF5kXRv3cPjJR9sPU3NIhJyHuixFBXVZgmruVw1atPZ//ZD+1LQ8D4kKFH+xb7DUGU2UBpmEnx8oFPKRWALlhfKyCr1Kvs4y7WV4fTflCx28RWMjel3WnnH0WElT+smUqAKkHQX85A/9TBeg90nHjnNRfnFyMOOSYehcxBtn3uivVmdtTa4ErIIoAuBmykFKmEzfk0S3W0MLQ=212FD3x19z9sWBHDJACbC00B75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formula="of:=amtd_test(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" style:display-name="PageStyle_Ex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" meta:object-count="0"/>
    <meta:generator>LibreOfficeDev/6.0.5.2$Linux_X86_64 LibreOffice_project/</meta:generator>
  </office:meta>
</office:document-meta>
</file>